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2d3c7" officeooo:paragraph-rsid="0002d3c7"/>
    </style:style>
    <style:style style:name="P2" style:family="paragraph" style:parent-style-name="Title">
      <style:text-properties officeooo:rsid="0002d3c7" officeooo:paragraph-rsid="0002d3c7"/>
    </style:style>
    <style:style style:name="P3" style:family="paragraph" style:parent-style-name="Heading_20_1">
      <style:text-properties officeooo:rsid="0002d3c7" officeooo:paragraph-rsid="0002d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TML Skeleton from Excel (.ods)</text:p>
      <text:p text:style-name="P1"/>
      <text:h text:style-name="P3" text:outline-level="1">Objective </text:h>
      <text:p text:style-name="P1">The aim of this is to automate website making by having readymade skeleton webpages that are defined on the basis of syntax of defining bin a specific fpormat in the .ods filers.</text:p>
      <text:p text:style-name="P1">A new language of sortys will be developed so that the formatting of the webpage can be don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2:26:13.110574330</meta:creation-date>
    <dc:date>2019-05-16T12:31:10.374538521</dc:date>
    <meta:editing-duration>PT4M57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56" meta:character-count="313" meta:non-whitespace-character-count="259"/>
  </office:meta>
</office:document-meta>
</file>